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tten_length" table:style-name="ta1">
        <table:shapes>
          <draw:frame draw:z-index="0" draw:style-name="gr1" draw:text-style-name="P1" svg:width="453.51pt" svg:height="255.09pt" svg:x="427.61pt" svg:y="51.22pt">
            <loext:p draw:notify-on-update-of-ranges="atten_length.B4:atten_length.B104 atten_length.C4:atten_length.C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00.71pt" svg:y="56.3pt">
            <loext:p draw:notify-on-update-of-ranges="atten_length.A4:atten_length.A104 atten_length.C4:atten_length.C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Density=10.5</text:p>
          </table:table-cell>
          <table:table-cell table:number-columns-repeated="2" office:value-type="string" calcext:value-type="string">
            <text:p>Energy=2500.eV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azing Angle (deg)</text:p>
          </table:table-cell>
          <table:table-cell office:value-type="string" calcext:value-type="string">
            <text:p>Graz. Angle (Sin(theta))</text:p>
          </table:table-cell>
          <table:table-cell office:value-type="string" calcext:value-type="string">
            <text:p>Atten Length (micron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4]*(PI()/180))" office:value-type="float" office:value="0.034899496702501" calcext:value-type="float">
            <text:p>0.0348994967</text:p>
          </table:table-cell>
          <table:table-cell office:value-type="float" office:value="0.03146968" calcext:value-type="float">
            <text:p>0.03146968</text:p>
          </table:table-cell>
          <table:table-cell table:number-columns-repeated="5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SIN([.A5]*(PI()/180))" office:value-type="float" office:value="0.0345506413744723" calcext:value-type="float">
            <text:p>0.0345506414</text:p>
          </table:table-cell>
          <table:table-cell office:value-type="float" office:value="0.03091843" calcext:value-type="float">
            <text:p>0.03091843</text:p>
          </table:table-cell>
          <table:table-cell table:number-columns-repeated="5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SIN([.A6]*(PI()/180))" office:value-type="float" office:value="0.0342017818365527" calcext:value-type="float">
            <text:p>0.0342017818</text:p>
          </table:table-cell>
          <table:table-cell office:value-type="float" office:value="0.03036295" calcext:value-type="float">
            <text:p>0.03036295</text:p>
          </table:table-cell>
          <table:table-cell table:number-columns-repeated="5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formula="of:=SIN([.A7]*(PI()/180))" office:value-type="float" office:value="0.0338529181312498" calcext:value-type="float">
            <text:p>0.0338529181</text:p>
          </table:table-cell>
          <table:table-cell office:value-type="float" office:value="0.02980302" calcext:value-type="float">
            <text:p>0.02980302</text:p>
          </table:table-cell>
          <table:table-cell table:number-columns-repeated="5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formula="of:=SIN([.A8]*(PI()/180))" office:value-type="float" office:value="0.0335040503010715" calcext:value-type="float">
            <text:p>0.0335040503</text:p>
          </table:table-cell>
          <table:table-cell office:value-type="float" office:value="0.02923839" calcext:value-type="float">
            <text:p>0.02923839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SIN([.A9]*(PI()/180))" office:value-type="float" office:value="0.0331551783885263" calcext:value-type="float">
            <text:p>0.0331551784</text:p>
          </table:table-cell>
          <table:table-cell office:value-type="float" office:value="0.02866879" calcext:value-type="float">
            <text:p>0.02866879</text:p>
          </table:table-cell>
          <table:table-cell table:number-columns-repeated="5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formula="of:=SIN([.A10]*(PI()/180))" office:value-type="float" office:value="0.0328063024361232" calcext:value-type="float">
            <text:p>0.0328063024</text:p>
          </table:table-cell>
          <table:table-cell office:value-type="float" office:value="0.02809393" calcext:value-type="float">
            <text:p>0.02809393</text:p>
          </table:table-cell>
          <table:table-cell table:number-columns-repeated="5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formula="of:=SIN([.A11]*(PI()/180))" office:value-type="float" office:value="0.0324574224863716" calcext:value-type="float">
            <text:p>0.0324574225</text:p>
          </table:table-cell>
          <table:table-cell office:value-type="float" office:value="0.02751349" calcext:value-type="float">
            <text:p>0.02751349</text:p>
          </table:table-cell>
          <table:table-cell table:number-columns-repeated="5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formula="of:=SIN([.A12]*(PI()/180))" office:value-type="float" office:value="0.0321085385817815" calcext:value-type="float">
            <text:p>0.0321085386</text:p>
          </table:table-cell>
          <table:table-cell office:value-type="float" office:value="0.02692714" calcext:value-type="float">
            <text:p>0.02692714</text:p>
          </table:table-cell>
          <table:table-cell table:number-columns-repeated="5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formula="of:=SIN([.A13]*(PI()/180))" office:value-type="float" office:value="0.0317596507648635" calcext:value-type="float">
            <text:p>0.0317596508</text:p>
          </table:table-cell>
          <table:table-cell office:value-type="float" office:value="0.0263345" calcext:value-type="float">
            <text:p>0.026334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IN([.A14]*(PI()/180))" office:value-type="float" office:value="0.0314107590781283" calcext:value-type="float">
            <text:p>0.0314107591</text:p>
          </table:table-cell>
          <table:table-cell office:value-type="float" office:value="0.02573516" calcext:value-type="float">
            <text:p>0.02573516</text:p>
          </table:table-cell>
          <table:table-cell table:number-columns-repeated="5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formula="of:=SIN([.A15]*(PI()/180))" office:value-type="float" office:value="0.0310618635640874" calcext:value-type="float">
            <text:p>0.0310618636</text:p>
          </table:table-cell>
          <table:table-cell office:value-type="float" office:value="0.02512866" calcext:value-type="float">
            <text:p>0.02512866</text:p>
          </table:table-cell>
          <table:table-cell table:number-columns-repeated="5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SIN([.A16]*(PI()/180))" office:value-type="float" office:value="0.0307129642652526" calcext:value-type="float">
            <text:p>0.0307129643</text:p>
          </table:table-cell>
          <table:table-cell office:value-type="float" office:value="0.02451453" calcext:value-type="float">
            <text:p>0.02451453</text:p>
          </table:table-cell>
          <table:table-cell table:number-columns-repeated="5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formula="of:=SIN([.A17]*(PI()/180))" office:value-type="float" office:value="0.0303640612241364" calcext:value-type="float">
            <text:p>0.0303640612</text:p>
          </table:table-cell>
          <table:table-cell office:value-type="float" office:value="0.02389219" calcext:value-type="float">
            <text:p>0.02389219</text:p>
          </table:table-cell>
          <table:table-cell table:number-columns-repeated="5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SIN([.A18]*(PI()/180))" office:value-type="float" office:value="0.0300151544832513" calcext:value-type="float">
            <text:p>0.0300151545</text:p>
          </table:table-cell>
          <table:table-cell office:value-type="float" office:value="0.02326105" calcext:value-type="float">
            <text:p>0.02326105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SIN([.A19]*(PI()/180))" office:value-type="float" office:value="0.0296662440851108" calcext:value-type="float">
            <text:p>0.0296662441</text:p>
          </table:table-cell>
          <table:table-cell office:value-type="float" office:value="0.02262043" calcext:value-type="float">
            <text:p>0.02262043</text:p>
          </table:table-cell>
          <table:table-cell table:number-columns-repeated="5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SIN([.A20]*(PI()/180))" office:value-type="float" office:value="0.0293173300722283" calcext:value-type="float">
            <text:p>0.0293173301</text:p>
          </table:table-cell>
          <table:table-cell office:value-type="float" office:value="0.02196959" calcext:value-type="float">
            <text:p>0.02196959</text:p>
          </table:table-cell>
          <table:table-cell table:number-columns-repeated="5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formula="of:=SIN([.A21]*(PI()/180))" office:value-type="float" office:value="0.0289684124871182" calcext:value-type="float">
            <text:p>0.0289684125</text:p>
          </table:table-cell>
          <table:table-cell office:value-type="float" office:value="0.02130767" calcext:value-type="float">
            <text:p>0.02130767</text:p>
          </table:table-cell>
          <table:table-cell table:number-columns-repeated="5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SIN([.A22]*(PI()/180))" office:value-type="float" office:value="0.0286194913722948" calcext:value-type="float">
            <text:p>0.0286194914</text:p>
          </table:table-cell>
          <table:table-cell office:value-type="float" office:value="0.02063375" calcext:value-type="float">
            <text:p>0.02063375</text:p>
          </table:table-cell>
          <table:table-cell table:number-columns-repeated="5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formula="of:=SIN([.A23]*(PI()/180))" office:value-type="float" office:value="0.0282705667702733" calcext:value-type="float">
            <text:p>0.0282705668</text:p>
          </table:table-cell>
          <table:table-cell office:value-type="float" office:value="0.01994676" calcext:value-type="float">
            <text:p>0.01994676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IN([.A24]*(PI()/180))" office:value-type="float" office:value="0.0279216387235689" calcext:value-type="float">
            <text:p>0.0279216387</text:p>
          </table:table-cell>
          <table:table-cell office:value-type="float" office:value="0.01924551" calcext:value-type="float">
            <text:p>0.01924551</text:p>
          </table:table-cell>
          <table:table-cell table:number-columns-repeated="5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formula="of:=SIN([.A25]*(PI()/180))" office:value-type="float" office:value="0.0275727072746975" calcext:value-type="float">
            <text:p>0.0275727073</text:p>
          </table:table-cell>
          <table:table-cell office:value-type="float" office:value="0.01852864" calcext:value-type="float">
            <text:p>0.01852864</text:p>
          </table:table-cell>
          <table:table-cell table:number-columns-repeated="5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formula="of:=SIN([.A26]*(PI()/180))" office:value-type="float" office:value="0.0272237724661754" calcext:value-type="float">
            <text:p>0.0272237725</text:p>
          </table:table-cell>
          <table:table-cell office:value-type="float" office:value="0.01779465" calcext:value-type="float">
            <text:p>0.01779465</text:p>
          </table:table-cell>
          <table:table-cell table:number-columns-repeated="5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formula="of:=SIN([.A27]*(PI()/180))" office:value-type="float" office:value="0.0268748343405192" calcext:value-type="float">
            <text:p>0.0268748343</text:p>
          </table:table-cell>
          <table:table-cell office:value-type="float" office:value="0.0170418" calcext:value-type="float">
            <text:p>0.0170418</text:p>
          </table:table-cell>
          <table:table-cell table:number-columns-repeated="5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SIN([.A28]*(PI()/180))" office:value-type="float" office:value="0.026525892940246" calcext:value-type="float">
            <text:p>0.0265258929</text:p>
          </table:table-cell>
          <table:table-cell office:value-type="float" office:value="0.01626818" calcext:value-type="float">
            <text:p>0.01626818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[.A29]*(PI()/180))" office:value-type="float" office:value="0.0261769483078732" calcext:value-type="float">
            <text:p>0.0261769483</text:p>
          </table:table-cell>
          <table:table-cell office:value-type="float" office:value="0.01547166" calcext:value-type="float">
            <text:p>0.01547166</text:p>
          </table:table-cell>
          <table:table-cell table:number-columns-repeated="5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formula="of:=SIN([.A30]*(PI()/180))" office:value-type="float" office:value="0.0258280004859186" calcext:value-type="float">
            <text:p>0.0258280005</text:p>
          </table:table-cell>
          <table:table-cell office:value-type="float" office:value="0.01464993" calcext:value-type="float">
            <text:p>0.01464993</text:p>
          </table:table-cell>
          <table:table-cell table:number-columns-repeated="5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SIN([.A31]*(PI()/180))" office:value-type="float" office:value="0.0254790495169005" calcext:value-type="float">
            <text:p>0.0254790495</text:p>
          </table:table-cell>
          <table:table-cell office:value-type="float" office:value="0.01380062" calcext:value-type="float">
            <text:p>0.01380062</text:p>
          </table:table-cell>
          <table:table-cell table:number-columns-repeated="5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formula="of:=SIN([.A32]*(PI()/180))" office:value-type="float" office:value="0.0251300954433375" calcext:value-type="float">
            <text:p>0.0251300954</text:p>
          </table:table-cell>
          <table:table-cell office:value-type="float" office:value="0.01292157" calcext:value-type="float">
            <text:p>0.01292157</text:p>
          </table:table-cell>
          <table:table-cell table:number-columns-repeated="5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formula="of:=SIN([.A33]*(PI()/180))" office:value-type="float" office:value="0.0247811383077486" calcext:value-type="float">
            <text:p>0.0247811383</text:p>
          </table:table-cell>
          <table:table-cell office:value-type="float" office:value="0.01201139" calcext:value-type="float">
            <text:p>0.01201139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IN([.A34]*(PI()/180))" office:value-type="float" office:value="0.0244321781526532" calcext:value-type="float">
            <text:p>0.0244321782</text:p>
          </table:table-cell>
          <table:table-cell office:value-type="float" office:value="0.0110707" calcext:value-type="float">
            <text:p>0.0110707</text:p>
          </table:table-cell>
          <table:table-cell table:number-columns-repeated="5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formula="of:=SIN([.A35]*(PI()/180))" office:value-type="float" office:value="0.0240832150205709" calcext:value-type="float">
            <text:p>0.024083215</text:p>
          </table:table-cell>
          <table:table-cell office:value-type="float" office:value="0.01010428" calcext:value-type="float">
            <text:p>0.01010428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formula="of:=SIN([.A36]*(PI()/180))" office:value-type="float" office:value="0.023734248954022" calcext:value-type="float">
            <text:p>0.023734249</text:p>
          </table:table-cell>
          <table:table-cell office:value-type="float" office:value="0.009124906" calcext:value-type="float">
            <text:p>0.009124906</text:p>
          </table:table-cell>
          <table:table-cell table:number-columns-repeated="5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formula="of:=SIN([.A37]*(PI()/180))" office:value-type="float" office:value="0.0233852799955268" calcext:value-type="float">
            <text:p>0.02338528</text:p>
          </table:table-cell>
          <table:table-cell office:value-type="float" office:value="0.008157929" calcext:value-type="float">
            <text:p>0.008157929</text:p>
          </table:table-cell>
          <table:table-cell table:number-columns-repeated="5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formula="of:=SIN([.A38]*(PI()/180))" office:value-type="float" office:value="0.0230363081876062" calcext:value-type="float">
            <text:p>0.0230363082</text:p>
          </table:table-cell>
          <table:table-cell office:value-type="float" office:value="0.007242442" calcext:value-type="float">
            <text:p>0.00724244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IN([.A39]*(PI()/180))" office:value-type="float" office:value="0.0226873335727814" calcext:value-type="float">
            <text:p>0.0226873336</text:p>
          </table:table-cell>
          <table:table-cell office:value-type="float" office:value="0.006421751" calcext:value-type="float">
            <text:p>0.006421751</text:p>
          </table:table-cell>
          <table:table-cell table:number-columns-repeated="5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SIN([.A40]*(PI()/180))" office:value-type="float" office:value="0.0223383561935737" calcext:value-type="float">
            <text:p>0.0223383562</text:p>
          </table:table-cell>
          <table:table-cell office:value-type="float" office:value="0.005724507" calcext:value-type="float">
            <text:p>0.005724507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SIN([.A41]*(PI()/180))" office:value-type="float" office:value="0.0219893760925051" calcext:value-type="float">
            <text:p>0.0219893761</text:p>
          </table:table-cell>
          <table:table-cell office:value-type="float" office:value="0.005153906" calcext:value-type="float">
            <text:p>0.005153906</text:p>
          </table:table-cell>
          <table:table-cell table:number-columns-repeated="5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SIN([.A42]*(PI()/180))" office:value-type="float" office:value="0.0216403933120977" calcext:value-type="float">
            <text:p>0.0216403933</text:p>
          </table:table-cell>
          <table:table-cell office:value-type="float" office:value="0.004694276" calcext:value-type="float">
            <text:p>0.004694276</text:p>
          </table:table-cell>
          <table:table-cell table:number-columns-repeated="5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SIN([.A43]*(PI()/180))" office:value-type="float" office:value="0.0212914078948741" calcext:value-type="float">
            <text:p>0.0212914079</text:p>
          </table:table-cell>
          <table:table-cell office:value-type="float" office:value="0.004323729" calcext:value-type="float">
            <text:p>0.004323729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[.A44]*(PI()/180))" office:value-type="float" office:value="0.020942419883357" calcext:value-type="float">
            <text:p>0.0209424199</text:p>
          </table:table-cell>
          <table:table-cell office:value-type="float" office:value="0.004022004" calcext:value-type="float">
            <text:p>0.004022004</text:p>
          </table:table-cell>
          <table:table-cell table:number-columns-repeated="5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SIN([.A45]*(PI()/180))" office:value-type="float" office:value="0.0205934293200695" calcext:value-type="float">
            <text:p>0.0205934293</text:p>
          </table:table-cell>
          <table:table-cell office:value-type="float" office:value="0.003772948" calcext:value-type="float">
            <text:p>0.003772948</text:p>
          </table:table-cell>
          <table:table-cell table:number-columns-repeated="5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SIN([.A46]*(PI()/180))" office:value-type="float" office:value="0.0202444362475351" calcext:value-type="float">
            <text:p>0.0202444362</text:p>
          </table:table-cell>
          <table:table-cell office:value-type="float" office:value="0.003564418" calcext:value-type="float">
            <text:p>0.003564418</text:p>
          </table:table-cell>
          <table:table-cell table:number-columns-repeated="5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SIN([.A47]*(PI()/180))" office:value-type="float" office:value="0.0198954407082776" calcext:value-type="float">
            <text:p>0.0198954407</text:p>
          </table:table-cell>
          <table:table-cell office:value-type="float" office:value="0.003387446" calcext:value-type="float">
            <text:p>0.003387446</text:p>
          </table:table-cell>
          <table:table-cell table:number-columns-repeated="5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SIN([.A48]*(PI()/180))" office:value-type="float" office:value="0.019546442744821" calcext:value-type="float">
            <text:p>0.0195464427</text:p>
          </table:table-cell>
          <table:table-cell office:value-type="float" office:value="0.0032354" calcext:value-type="float">
            <text:p>0.0032354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IN([.A49]*(PI()/180))" office:value-type="float" office:value="0.0191974423996897" calcext:value-type="float">
            <text:p>0.0191974424</text:p>
          </table:table-cell>
          <table:table-cell office:value-type="float" office:value="0.003103338" calcext:value-type="float">
            <text:p>0.003103338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SIN([.A50]*(PI()/180))" office:value-type="float" office:value="0.0188484397154082" calcext:value-type="float">
            <text:p>0.0188484397</text:p>
          </table:table-cell>
          <table:table-cell office:value-type="float" office:value="0.002987521" calcext:value-type="float">
            <text:p>0.002987521</text:p>
          </table:table-cell>
          <table:table-cell table:number-columns-repeated="5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SIN([.A51]*(PI()/180))" office:value-type="float" office:value="0.0184994347345015" calcext:value-type="float">
            <text:p>0.0184994347</text:p>
          </table:table-cell>
          <table:table-cell office:value-type="float" office:value="0.002885087" calcext:value-type="float">
            <text:p>0.002885087</text:p>
          </table:table-cell>
          <table:table-cell table:number-columns-repeated="5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SIN([.A52]*(PI()/180))" office:value-type="float" office:value="0.0181504274994948" calcext:value-type="float">
            <text:p>0.0181504275</text:p>
          </table:table-cell>
          <table:table-cell office:value-type="float" office:value="0.002793809" calcext:value-type="float">
            <text:p>0.002793809</text:p>
          </table:table-cell>
          <table:table-cell table:number-columns-repeated="5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SIN([.A53]*(PI()/180))" office:value-type="float" office:value="0.0178014180529135" calcext:value-type="float">
            <text:p>0.0178014181</text:p>
          </table:table-cell>
          <table:table-cell office:value-type="float" office:value="0.002711935" calcext:value-type="float">
            <text:p>0.0027119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54]*(PI()/180))" office:value-type="float" office:value="0.0174524064372835" calcext:value-type="float">
            <text:p>0.0174524064</text:p>
          </table:table-cell>
          <table:table-cell office:value-type="float" office:value="0.002638065" calcext:value-type="float">
            <text:p>0.002638065</text:p>
          </table:table-cell>
          <table:table-cell table:number-columns-repeated="5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IN([.A55]*(PI()/180))" office:value-type="float" office:value="0.0171033926951307" calcext:value-type="float">
            <text:p>0.0171033927</text:p>
          </table:table-cell>
          <table:table-cell office:value-type="float" office:value="0.002571071" calcext:value-type="float">
            <text:p>0.002571071</text:p>
          </table:table-cell>
          <table:table-cell table:number-columns-repeated="5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IN([.A56]*(PI()/180))" office:value-type="float" office:value="0.0167543768689814" calcext:value-type="float">
            <text:p>0.0167543769</text:p>
          </table:table-cell>
          <table:table-cell office:value-type="float" office:value="0.002510033" calcext:value-type="float">
            <text:p>0.002510033</text:p>
          </table:table-cell>
          <table:table-cell table:number-columns-repeated="5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IN([.A57]*(PI()/180))" office:value-type="float" office:value="0.016405359001362" calcext:value-type="float">
            <text:p>0.016405359</text:p>
          </table:table-cell>
          <table:table-cell office:value-type="float" office:value="0.00245419" calcext:value-type="float">
            <text:p>0.00245419</text:p>
          </table:table-cell>
          <table:table-cell table:number-columns-repeated="5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IN([.A58]*(PI()/180))" office:value-type="float" office:value="0.0160563391347995" calcext:value-type="float">
            <text:p>0.0160563391</text:p>
          </table:table-cell>
          <table:table-cell office:value-type="float" office:value="0.002402911" calcext:value-type="float">
            <text:p>0.002402911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[.A59]*(PI()/180))" office:value-type="float" office:value="0.0157073173118207" calcext:value-type="float">
            <text:p>0.0157073173</text:p>
          </table:table-cell>
          <table:table-cell office:value-type="float" office:value="0.002355668" calcext:value-type="float">
            <text:p>0.002355668</text:p>
          </table:table-cell>
          <table:table-cell table:number-columns-repeated="5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IN([.A60]*(PI()/180))" office:value-type="float" office:value="0.0153582935749529" calcext:value-type="float">
            <text:p>0.0153582936</text:p>
          </table:table-cell>
          <table:table-cell office:value-type="float" office:value="0.002312014" calcext:value-type="float">
            <text:p>0.002312014</text:p>
          </table:table-cell>
          <table:table-cell table:number-columns-repeated="5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IN([.A61]*(PI()/180))" office:value-type="float" office:value="0.0150092679667237" calcext:value-type="float">
            <text:p>0.015009268</text:p>
          </table:table-cell>
          <table:table-cell office:value-type="float" office:value="0.002271567" calcext:value-type="float">
            <text:p>0.002271567</text:p>
          </table:table-cell>
          <table:table-cell table:number-columns-repeated="5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IN([.A62]*(PI()/180))" office:value-type="float" office:value="0.0146602405296607" calcext:value-type="float">
            <text:p>0.0146602405</text:p>
          </table:table-cell>
          <table:table-cell office:value-type="float" office:value="0.002234003" calcext:value-type="float">
            <text:p>0.002234003</text:p>
          </table:table-cell>
          <table:table-cell table:number-columns-repeated="5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IN([.A63]*(PI()/180))" office:value-type="float" office:value="0.0143112113062918" calcext:value-type="float">
            <text:p>0.0143112113</text:p>
          </table:table-cell>
          <table:table-cell office:value-type="float" office:value="0.002199039" calcext:value-type="float">
            <text:p>0.00219903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[.A64]*(PI()/180))" office:value-type="float" office:value="0.0139621803391453" calcext:value-type="float">
            <text:p>0.0139621803</text:p>
          </table:table-cell>
          <table:table-cell office:value-type="float" office:value="0.002166432" calcext:value-type="float">
            <text:p>0.002166432</text:p>
          </table:table-cell>
          <table:table-cell table:number-columns-repeated="5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IN([.A65]*(PI()/180))" office:value-type="float" office:value="0.0136131476707494" calcext:value-type="float">
            <text:p>0.0136131477</text:p>
          </table:table-cell>
          <table:table-cell office:value-type="float" office:value="0.002135972" calcext:value-type="float">
            <text:p>0.002135972</text:p>
          </table:table-cell>
          <table:table-cell table:number-columns-repeated="5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IN([.A66]*(PI()/180))" office:value-type="float" office:value="0.0132641133436328" calcext:value-type="float">
            <text:p>0.0132641133</text:p>
          </table:table-cell>
          <table:table-cell office:value-type="float" office:value="0.002107471" calcext:value-type="float">
            <text:p>0.002107471</text:p>
          </table:table-cell>
          <table:table-cell table:number-columns-repeated="5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IN([.A67]*(PI()/180))" office:value-type="float" office:value="0.0129150774003242" calcext:value-type="float">
            <text:p>0.0129150774</text:p>
          </table:table-cell>
          <table:table-cell office:value-type="float" office:value="0.002080767" calcext:value-type="float">
            <text:p>0.002080767</text:p>
          </table:table-cell>
          <table:table-cell table:number-columns-repeated="5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IN([.A68]*(PI()/180))" office:value-type="float" office:value="0.0125660398833526" calcext:value-type="float">
            <text:p>0.0125660399</text:p>
          </table:table-cell>
          <table:table-cell office:value-type="float" office:value="0.002055716" calcext:value-type="float">
            <text:p>0.00205571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[.A69]*(PI()/180))" office:value-type="float" office:value="0.0122170008352472" calcext:value-type="float">
            <text:p>0.0122170008</text:p>
          </table:table-cell>
          <table:table-cell office:value-type="float" office:value="0.002032191" calcext:value-type="float">
            <text:p>0.002032191</text:p>
          </table:table-cell>
          <table:table-cell table:number-columns-repeated="5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IN([.A70]*(PI()/180))" office:value-type="float" office:value="0.0118679602985372" calcext:value-type="float">
            <text:p>0.0118679603</text:p>
          </table:table-cell>
          <table:table-cell office:value-type="float" office:value="0.002010078" calcext:value-type="float">
            <text:p>0.002010078</text:p>
          </table:table-cell>
          <table:table-cell table:number-columns-repeated="5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IN([.A71]*(PI()/180))" office:value-type="float" office:value="0.0115189183157523" calcext:value-type="float">
            <text:p>0.0115189183</text:p>
          </table:table-cell>
          <table:table-cell office:value-type="float" office:value="0.001989275" calcext:value-type="float">
            <text:p>0.001989275</text:p>
          </table:table-cell>
          <table:table-cell table:number-columns-repeated="5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IN([.A72]*(PI()/180))" office:value-type="float" office:value="0.0111698749294222" calcext:value-type="float">
            <text:p>0.0111698749</text:p>
          </table:table-cell>
          <table:table-cell office:value-type="float" office:value="0.001969693" calcext:value-type="float">
            <text:p>0.001969693</text:p>
          </table:table-cell>
          <table:table-cell table:number-columns-repeated="5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IN([.A73]*(PI()/180))" office:value-type="float" office:value="0.0108208301820767" calcext:value-type="float">
            <text:p>0.0108208302</text:p>
          </table:table-cell>
          <table:table-cell office:value-type="float" office:value="0.00195125" calcext:value-type="float">
            <text:p>0.0019512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[.A74]*(PI()/180))" office:value-type="float" office:value="0.0104717841162458" calcext:value-type="float">
            <text:p>0.0104717841</text:p>
          </table:table-cell>
          <table:table-cell office:value-type="float" office:value="0.001933874" calcext:value-type="float">
            <text:p>0.001933874</text:p>
          </table:table-cell>
          <table:table-cell table:number-columns-repeated="5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IN([.A75]*(PI()/180))" office:value-type="float" office:value="0.0101227367744598" calcext:value-type="float">
            <text:p>0.0101227368</text:p>
          </table:table-cell>
          <table:table-cell office:value-type="float" office:value="0.001917497" calcext:value-type="float">
            <text:p>0.001917497</text:p>
          </table:table-cell>
          <table:table-cell table:number-columns-repeated="5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IN([.A76]*(PI()/180))" office:value-type="float" office:value="0.00977368819924903" calcext:value-type="float">
            <text:p>0.0097736882</text:p>
          </table:table-cell>
          <table:table-cell office:value-type="float" office:value="0.001902062" calcext:value-type="float">
            <text:p>0.001902062</text:p>
          </table:table-cell>
          <table:table-cell table:number-columns-repeated="5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IN([.A77]*(PI()/180))" office:value-type="float" office:value="0.009424638433144" calcext:value-type="float">
            <text:p>0.0094246384</text:p>
          </table:table-cell>
          <table:table-cell office:value-type="float" office:value="0.001887513" calcext:value-type="float">
            <text:p>0.001887513</text:p>
          </table:table-cell>
          <table:table-cell table:number-columns-repeated="5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IN([.A78]*(PI()/180))" office:value-type="float" office:value="0.00907558751867538" calcext:value-type="float">
            <text:p>0.0090755875</text:p>
          </table:table-cell>
          <table:table-cell office:value-type="float" office:value="0.001873802" calcext:value-type="float">
            <text:p>0.001873802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[.A79]*(PI()/180))" office:value-type="float" office:value="0.00872653549837393" calcext:value-type="float">
            <text:p>0.0087265355</text:p>
          </table:table-cell>
          <table:table-cell office:value-type="float" office:value="0.001860884" calcext:value-type="float">
            <text:p>0.001860884</text:p>
          </table:table-cell>
          <table:table-cell table:number-columns-repeated="5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IN([.A80]*(PI()/180))" office:value-type="float" office:value="0.00837748241477061" calcext:value-type="float">
            <text:p>0.0083774824</text:p>
          </table:table-cell>
          <table:table-cell office:value-type="float" office:value="0.00184872" calcext:value-type="float">
            <text:p>0.00184872</text:p>
          </table:table-cell>
          <table:table-cell table:number-columns-repeated="5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IN([.A81]*(PI()/180))" office:value-type="float" office:value="0.00802842831039647" calcext:value-type="float">
            <text:p>0.0080284283</text:p>
          </table:table-cell>
          <table:table-cell office:value-type="float" office:value="0.001837272" calcext:value-type="float">
            <text:p>0.001837272</text:p>
          </table:table-cell>
          <table:table-cell table:number-columns-repeated="5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IN([.A82]*(PI()/180))" office:value-type="float" office:value="0.00767937322778269" calcext:value-type="float">
            <text:p>0.0076793732</text:p>
          </table:table-cell>
          <table:table-cell office:value-type="float" office:value="0.001826506" calcext:value-type="float">
            <text:p>0.001826506</text:p>
          </table:table-cell>
          <table:table-cell table:number-columns-repeated="5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IN([.A83]*(PI()/180))" office:value-type="float" office:value="0.00733031720946058" calcext:value-type="float">
            <text:p>0.0073303172</text:p>
          </table:table-cell>
          <table:table-cell office:value-type="float" office:value="0.001816393" calcext:value-type="float">
            <text:p>0.001816393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[.A84]*(PI()/180))" office:value-type="float" office:value="0.00698126029796155" calcext:value-type="float">
            <text:p>0.0069812603</text:p>
          </table:table-cell>
          <table:table-cell office:value-type="float" office:value="0.001806904" calcext:value-type="float">
            <text:p>0.001806904</text:p>
          </table:table-cell>
          <table:table-cell table:number-columns-repeated="5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IN([.A85]*(PI()/180))" office:value-type="float" office:value="0.00663220253581713" calcext:value-type="float">
            <text:p>0.0066322025</text:p>
          </table:table-cell>
          <table:table-cell office:value-type="float" office:value="0.001798014" calcext:value-type="float">
            <text:p>0.001798014</text:p>
          </table:table-cell>
          <table:table-cell table:number-columns-repeated="5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IN([.A86]*(PI()/180))" office:value-type="float" office:value="0.00628314396555895" calcext:value-type="float">
            <text:p>0.006283144</text:p>
          </table:table-cell>
          <table:table-cell office:value-type="float" office:value="0.001789699" calcext:value-type="float">
            <text:p>0.001789699</text:p>
          </table:table-cell>
          <table:table-cell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IN([.A87]*(PI()/180))" office:value-type="float" office:value="0.00593408462971874" calcext:value-type="float">
            <text:p>0.0059340846</text:p>
          </table:table-cell>
          <table:table-cell office:value-type="float" office:value="0.001781938" calcext:value-type="float">
            <text:p>0.001781938</text:p>
          </table:table-cell>
          <table:table-cell table:number-columns-repeated="5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IN([.A88]*(PI()/180))" office:value-type="float" office:value="0.00558502457082831" calcext:value-type="float">
            <text:p>0.0055850246</text:p>
          </table:table-cell>
          <table:table-cell office:value-type="float" office:value="0.001774711" calcext:value-type="float">
            <text:p>0.001774711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[.A89]*(PI()/180))" office:value-type="float" office:value="0.00523596383141958" calcext:value-type="float">
            <text:p>0.0052359638</text:p>
          </table:table-cell>
          <table:table-cell office:value-type="float" office:value="0.001768002" calcext:value-type="float">
            <text:p>0.001768002</text:p>
          </table:table-cell>
          <table:table-cell table:number-columns-repeated="5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IN([.A90]*(PI()/180))" office:value-type="float" office:value="0.00488690245402454" calcext:value-type="float">
            <text:p>0.0048869025</text:p>
          </table:table-cell>
          <table:table-cell office:value-type="float" office:value="0.001761793" calcext:value-type="float">
            <text:p>0.001761793</text:p>
          </table:table-cell>
          <table:table-cell table:number-columns-repeated="5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IN([.A91]*(PI()/180))" office:value-type="float" office:value="0.00453784048117526" calcext:value-type="float">
            <text:p>0.0045378405</text:p>
          </table:table-cell>
          <table:table-cell office:value-type="float" office:value="0.001756071" calcext:value-type="float">
            <text:p>0.001756071</text:p>
          </table:table-cell>
          <table:table-cell table:number-columns-repeated="5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IN([.A92]*(PI()/180))" office:value-type="float" office:value="0.00418877795540388" calcext:value-type="float">
            <text:p>0.004188778</text:p>
          </table:table-cell>
          <table:table-cell office:value-type="float" office:value="0.001750821" calcext:value-type="float">
            <text:p>0.001750821</text:p>
          </table:table-cell>
          <table:table-cell table:number-columns-repeated="5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IN([.A93]*(PI()/180))" office:value-type="float" office:value="0.00383971491924261" calcext:value-type="float">
            <text:p>0.0038397149</text:p>
          </table:table-cell>
          <table:table-cell office:value-type="float" office:value="0.001746033" calcext:value-type="float">
            <text:p>0.001746033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[.A94]*(PI()/180))" office:value-type="float" office:value="0.00349065141522373" calcext:value-type="float">
            <text:p>0.0034906514</text:p>
          </table:table-cell>
          <table:table-cell office:value-type="float" office:value="0.001741695" calcext:value-type="float">
            <text:p>0.001741695</text:p>
          </table:table-cell>
          <table:table-cell table:number-columns-repeated="5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IN([.A95]*(PI()/180))" office:value-type="float" office:value="0.00314158748587956" calcext:value-type="float">
            <text:p>0.0031415875</text:p>
          </table:table-cell>
          <table:table-cell office:value-type="float" office:value="0.001737798" calcext:value-type="float">
            <text:p>0.001737798</text:p>
          </table:table-cell>
          <table:table-cell table:number-columns-repeated="5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IN([.A96]*(PI()/180))" office:value-type="float" office:value="0.00279252317374249" calcext:value-type="float">
            <text:p>0.0027925232</text:p>
          </table:table-cell>
          <table:table-cell office:value-type="float" office:value="0.001734333" calcext:value-type="float">
            <text:p>0.001734333</text:p>
          </table:table-cell>
          <table:table-cell table:number-columns-repeated="5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IN([.A97]*(PI()/180))" office:value-type="float" office:value="0.00244345852134494" calcext:value-type="float">
            <text:p>0.0024434585</text:p>
          </table:table-cell>
          <table:table-cell office:value-type="float" office:value="0.001731292" calcext:value-type="float">
            <text:p>0.001731292</text:p>
          </table:table-cell>
          <table:table-cell table:number-columns-repeated="5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IN([.A98]*(PI()/180))" office:value-type="float" office:value="0.00209439357121937" calcext:value-type="float">
            <text:p>0.0020943936</text:p>
          </table:table-cell>
          <table:table-cell office:value-type="float" office:value="0.00172867" calcext:value-type="float">
            <text:p>0.00172867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[.A99]*(PI()/180))" office:value-type="float" office:value="0.00174532836589831" calcext:value-type="float">
            <text:p>0.0017453284</text:p>
          </table:table-cell>
          <table:table-cell office:value-type="float" office:value="0.001726461" calcext:value-type="float">
            <text:p>0.001726461</text:p>
          </table:table-cell>
          <table:table-cell table:number-columns-repeated="5"/>
        </table:table-row>
        <table:table-row table:style-name="ro1">
          <table:table-cell office:value-type="float" office:value="0.08000004" calcext:value-type="float">
            <text:p>0.08000004</text:p>
          </table:table-cell>
          <table:table-cell table:formula="of:=SIN([.A100]*(PI()/180))" office:value-type="float" office:value="0.0013962636460453" calcext:value-type="float">
            <text:p>0.0013962636</text:p>
          </table:table-cell>
          <table:table-cell office:value-type="float" office:value="0.001724659" calcext:value-type="float">
            <text:p>0.001724659</text:p>
          </table:table-cell>
          <table:table-cell table:number-columns-repeated="5"/>
        </table:table-row>
        <table:table-row table:style-name="ro1">
          <table:table-cell office:value-type="float" office:value="0.06000004" calcext:value-type="float">
            <text:p>0.06000004</text:p>
          </table:table-cell>
          <table:table-cell table:formula="of:=SIN([.A101]*(PI()/180))" office:value-type="float" office:value="0.00104719805793116" calcext:value-type="float">
            <text:p>0.0010471981</text:p>
          </table:table-cell>
          <table:table-cell office:value-type="float" office:value="0.001723262" calcext:value-type="float">
            <text:p>0.001723262</text:p>
          </table:table-cell>
          <table:table-cell table:number-columns-repeated="5"/>
        </table:table-row>
        <table:table-row table:style-name="ro1">
          <table:table-cell office:value-type="float" office:value="0.04000004" calcext:value-type="float">
            <text:p>0.04000004</text:p>
          </table:table-cell>
          <table:table-cell table:formula="of:=SIN([.A102]*(PI()/180))" office:value-type="float" office:value="0.00069813234221911" calcext:value-type="float">
            <text:p>0.0006981323</text:p>
          </table:table-cell>
          <table:table-cell office:value-type="float" office:value="0.001722266" calcext:value-type="float">
            <text:p>0.001722266</text:p>
          </table:table-cell>
          <table:table-cell table:number-columns-repeated="5"/>
        </table:table-row>
        <table:table-row table:style-name="ro1">
          <table:table-cell office:value-type="float" office:value="0.02000004" calcext:value-type="float">
            <text:p>0.02000004</text:p>
          </table:table-cell>
          <table:table-cell table:formula="of:=SIN([.A103]*(PI()/180))" office:value-type="float" office:value="0.000349066541441755" calcext:value-type="float">
            <text:p>0.0003490665</text:p>
          </table:table-cell>
          <table:table-cell office:value-type="float" office:value="0.001721669" calcext:value-type="float">
            <text:p>0.001721669</text:p>
          </table:table-cell>
          <table:table-cell table:number-columns-repeated="5"/>
        </table:table-row>
        <table:table-row table:style-name="ro1">
          <table:table-cell office:value-type="float" office:value="0.00000004470348" calcext:value-type="float">
            <text:p>4.470348E-08</text:p>
          </table:table-cell>
          <table:table-cell table:formula="of:=SIN([.A104]*(PI()/180))" office:value-type="float" office:value="0.000000000780222913099435" calcext:value-type="float">
            <text:p>7.80222913099435E-10</text:p>
          </table:table-cell>
          <table:table-cell office:value-type="float" office:value="0.00172147" calcext:value-type="float">
            <text:p>0.0017214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5:33:36.523351567</dc:date>
    <meta:editing-duration>PT22M32S</meta:editing-duration>
    <meta:editing-cycles>1</meta:editing-cycles>
    <meta:document-statistic meta:table-count="1" meta:cell-count="31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tten_length.B4:atten_length.C104" svg:x="1.331cm" svg:y="0.18cm" svg:width="14.349cm" svg:height="7.659cm">
          <chartooo:coordinate-region svg:x="2.429cm" svg:y="0.38cm" svg:width="12.919cm" svg:height="6.812cm"/>
          <chart:axis chart:dimension="x" chart:name="primary-x" chart:style-name="ch3">
            <chart:title svg:x="7.31cm" svg:y="8.019cm" chart:style-name="ch4">
              <text:p>Sin(Graz Angle)</text:p>
            </chart:title>
          </chart:axis>
          <chart:axis chart:dimension="y" chart:name="primary-y" chart:style-name="ch3">
            <chart:title svg:x="0.451cm" svg:y="5.693cm" chart:style-name="ch5">
              <text:p>Atten Length (microns)</text:p>
            </chart:title>
          </chart:axis>
          <chart:series chart:style-name="ch6" chart:values-cell-range-address="atten_length.C4:atten_length.C104" chart:class="chart:scatter">
            <chart:domain table:cell-range-address="atten_length.B4:atten_length.B104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899496702501">
                <text:p>0.034899496702501</text:p>
                <draw:g>
                  <svg:desc>atten_length.B4:atten_length.B104</svg:desc>
                </draw:g>
              </table:table-cell>
              <table:table-cell office:value-type="float" office:value="0.03146968">
                <text:p>0.03146968</text:p>
                <draw:g>
                  <svg:desc>atten_length.C4:atten_length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5506413744723">
                <text:p>0.0345506413744723</text:p>
              </table:table-cell>
              <table:table-cell office:value-type="float" office:value="0.03091843">
                <text:p>0.03091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2017818365527">
                <text:p>0.0342017818365527</text:p>
              </table:table-cell>
              <table:table-cell office:value-type="float" office:value="0.03036295">
                <text:p>0.03036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8529181312498">
                <text:p>0.0338529181312498</text:p>
              </table:table-cell>
              <table:table-cell office:value-type="float" office:value="0.02980302">
                <text:p>0.02980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5040503010715">
                <text:p>0.0335040503010715</text:p>
              </table:table-cell>
              <table:table-cell office:value-type="float" office:value="0.02923839">
                <text:p>0.02923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1551783885263">
                <text:p>0.0331551783885263</text:p>
              </table:table-cell>
              <table:table-cell office:value-type="float" office:value="0.02866879">
                <text:p>0.02866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8063024361232">
                <text:p>0.0328063024361232</text:p>
              </table:table-cell>
              <table:table-cell office:value-type="float" office:value="0.02809393">
                <text:p>0.02809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4574224863716">
                <text:p>0.0324574224863716</text:p>
              </table:table-cell>
              <table:table-cell office:value-type="float" office:value="0.02751349">
                <text:p>0.02751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1085385817815">
                <text:p>0.0321085385817815</text:p>
              </table:table-cell>
              <table:table-cell office:value-type="float" office:value="0.02692714">
                <text:p>0.02692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7596507648635">
                <text:p>0.0317596507648635</text:p>
              </table:table-cell>
              <table:table-cell office:value-type="float" office:value="0.0263345">
                <text:p>0.0263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4107590781283">
                <text:p>0.0314107590781283</text:p>
              </table:table-cell>
              <table:table-cell office:value-type="float" office:value="0.02573516">
                <text:p>0.02573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10618635640874">
                <text:p>0.0310618635640874</text:p>
              </table:table-cell>
              <table:table-cell office:value-type="float" office:value="0.02512866">
                <text:p>0.02512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7129642652526">
                <text:p>0.0307129642652526</text:p>
              </table:table-cell>
              <table:table-cell office:value-type="float" office:value="0.02451453">
                <text:p>0.02451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03640612241364">
                <text:p>0.0303640612241364</text:p>
              </table:table-cell>
              <table:table-cell office:value-type="float" office:value="0.02389219">
                <text:p>0.02389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00151544832513">
                <text:p>0.0300151544832513</text:p>
              </table:table-cell>
              <table:table-cell office:value-type="float" office:value="0.02326105">
                <text:p>0.02326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6662440851108">
                <text:p>0.0296662440851108</text:p>
              </table:table-cell>
              <table:table-cell office:value-type="float" office:value="0.02262043">
                <text:p>0.02262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93173300722283">
                <text:p>0.0293173300722283</text:p>
              </table:table-cell>
              <table:table-cell office:value-type="float" office:value="0.02196959">
                <text:p>0.02196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9684124871182">
                <text:p>0.0289684124871182</text:p>
              </table:table-cell>
              <table:table-cell office:value-type="float" office:value="0.02130767">
                <text:p>0.02130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6194913722948">
                <text:p>0.0286194913722948</text:p>
              </table:table-cell>
              <table:table-cell office:value-type="float" office:value="0.02063375">
                <text:p>0.02063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2705667702733">
                <text:p>0.0282705667702733</text:p>
              </table:table-cell>
              <table:table-cell office:value-type="float" office:value="0.01994676">
                <text:p>0.01994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9216387235689">
                <text:p>0.0279216387235689</text:p>
              </table:table-cell>
              <table:table-cell office:value-type="float" office:value="0.01924551">
                <text:p>0.019245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75727072746975">
                <text:p>0.0275727072746975</text:p>
              </table:table-cell>
              <table:table-cell office:value-type="float" office:value="0.01852864">
                <text:p>0.01852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2237724661754">
                <text:p>0.0272237724661754</text:p>
              </table:table-cell>
              <table:table-cell office:value-type="float" office:value="0.01779465">
                <text:p>0.01779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8748343405192">
                <text:p>0.0268748343405192</text:p>
              </table:table-cell>
              <table:table-cell office:value-type="float" office:value="0.0170418">
                <text:p>0.0170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6525892940246">
                <text:p>0.026525892940246</text:p>
              </table:table-cell>
              <table:table-cell office:value-type="float" office:value="0.01626818">
                <text:p>0.01626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1769483078732">
                <text:p>0.0261769483078732</text:p>
              </table:table-cell>
              <table:table-cell office:value-type="float" office:value="0.01547166">
                <text:p>0.01547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8280004859186">
                <text:p>0.0258280004859186</text:p>
              </table:table-cell>
              <table:table-cell office:value-type="float" office:value="0.01464993">
                <text:p>0.01464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54790495169005">
                <text:p>0.0254790495169005</text:p>
              </table:table-cell>
              <table:table-cell office:value-type="float" office:value="0.01380062">
                <text:p>0.01380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1300954433375">
                <text:p>0.0251300954433375</text:p>
              </table:table-cell>
              <table:table-cell office:value-type="float" office:value="0.01292157">
                <text:p>0.01292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7811383077486">
                <text:p>0.0247811383077486</text:p>
              </table:table-cell>
              <table:table-cell office:value-type="float" office:value="0.01201139">
                <text:p>0.01201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4321781526532">
                <text:p>0.0244321781526532</text:p>
              </table:table-cell>
              <table:table-cell office:value-type="float" office:value="0.0110707">
                <text:p>0.0110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0832150205709">
                <text:p>0.0240832150205709</text:p>
              </table:table-cell>
              <table:table-cell office:value-type="float" office:value="0.01010428">
                <text:p>0.01010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3734248954022">
                <text:p>0.023734248954022</text:p>
              </table:table-cell>
              <table:table-cell office:value-type="float" office:value="0.009124906">
                <text:p>0.009124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33852799955268">
                <text:p>0.0233852799955268</text:p>
              </table:table-cell>
              <table:table-cell office:value-type="float" office:value="0.008157929">
                <text:p>0.008157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0363081876062">
                <text:p>0.0230363081876062</text:p>
              </table:table-cell>
              <table:table-cell office:value-type="float" office:value="0.007242442">
                <text:p>0.007242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6873335727814">
                <text:p>0.0226873335727814</text:p>
              </table:table-cell>
              <table:table-cell office:value-type="float" office:value="0.006421751">
                <text:p>0.006421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3383561935737">
                <text:p>0.0223383561935737</text:p>
              </table:table-cell>
              <table:table-cell office:value-type="float" office:value="0.005724507">
                <text:p>0.005724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9893760925051">
                <text:p>0.0219893760925051</text:p>
              </table:table-cell>
              <table:table-cell office:value-type="float" office:value="0.005153906">
                <text:p>0.005153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6403933120977">
                <text:p>0.0216403933120977</text:p>
              </table:table-cell>
              <table:table-cell office:value-type="float" office:value="0.004694276">
                <text:p>0.004694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12914078948741">
                <text:p>0.0212914078948741</text:p>
              </table:table-cell>
              <table:table-cell office:value-type="float" office:value="0.004323729">
                <text:p>0.004323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942419883357">
                <text:p>0.020942419883357</text:p>
              </table:table-cell>
              <table:table-cell office:value-type="float" office:value="0.004022004">
                <text:p>0.004022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05934293200695">
                <text:p>0.0205934293200695</text:p>
              </table:table-cell>
              <table:table-cell office:value-type="float" office:value="0.003772948">
                <text:p>0.003772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2444362475351">
                <text:p>0.0202444362475351</text:p>
              </table:table-cell>
              <table:table-cell office:value-type="float" office:value="0.003564418">
                <text:p>0.003564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8954407082776">
                <text:p>0.0198954407082776</text:p>
              </table:table-cell>
              <table:table-cell office:value-type="float" office:value="0.003387446">
                <text:p>0.003387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546442744821">
                <text:p>0.019546442744821</text:p>
              </table:table-cell>
              <table:table-cell office:value-type="float" office:value="0.0032354">
                <text:p>0.00323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1974423996897">
                <text:p>0.0191974423996897</text:p>
              </table:table-cell>
              <table:table-cell office:value-type="float" office:value="0.003103338">
                <text:p>0.003103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8484397154082">
                <text:p>0.0188484397154082</text:p>
              </table:table-cell>
              <table:table-cell office:value-type="float" office:value="0.002987521">
                <text:p>0.0029875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4994347345015">
                <text:p>0.0184994347345015</text:p>
              </table:table-cell>
              <table:table-cell office:value-type="float" office:value="0.002885087">
                <text:p>0.002885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81504274994948">
                <text:p>0.0181504274994948</text:p>
              </table:table-cell>
              <table:table-cell office:value-type="float" office:value="0.002793809">
                <text:p>0.002793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8014180529135">
                <text:p>0.0178014180529135</text:p>
              </table:table-cell>
              <table:table-cell office:value-type="float" office:value="0.002711935">
                <text:p>0.002711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4524064372835">
                <text:p>0.0174524064372835</text:p>
              </table:table-cell>
              <table:table-cell office:value-type="float" office:value="0.002638065">
                <text:p>0.0026380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71033926951307">
                <text:p>0.0171033926951307</text:p>
              </table:table-cell>
              <table:table-cell office:value-type="float" office:value="0.002571071">
                <text:p>0.002571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7543768689814">
                <text:p>0.0167543768689814</text:p>
              </table:table-cell>
              <table:table-cell office:value-type="float" office:value="0.002510033">
                <text:p>0.002510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405359001362">
                <text:p>0.016405359001362</text:p>
              </table:table-cell>
              <table:table-cell office:value-type="float" office:value="0.00245419">
                <text:p>0.00245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0563391347995">
                <text:p>0.0160563391347995</text:p>
              </table:table-cell>
              <table:table-cell office:value-type="float" office:value="0.002402911">
                <text:p>0.002402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57073173118207">
                <text:p>0.0157073173118207</text:p>
              </table:table-cell>
              <table:table-cell office:value-type="float" office:value="0.002355668">
                <text:p>0.002355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3582935749529">
                <text:p>0.0153582935749529</text:p>
              </table:table-cell>
              <table:table-cell office:value-type="float" office:value="0.002312014">
                <text:p>0.002312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50092679667237">
                <text:p>0.0150092679667237</text:p>
              </table:table-cell>
              <table:table-cell office:value-type="float" office:value="0.002271567">
                <text:p>0.002271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46602405296607">
                <text:p>0.0146602405296607</text:p>
              </table:table-cell>
              <table:table-cell office:value-type="float" office:value="0.002234003">
                <text:p>0.002234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43112113062918">
                <text:p>0.0143112113062918</text:p>
              </table:table-cell>
              <table:table-cell office:value-type="float" office:value="0.002199039">
                <text:p>0.002199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9621803391453">
                <text:p>0.0139621803391453</text:p>
              </table:table-cell>
              <table:table-cell office:value-type="float" office:value="0.002166432">
                <text:p>0.002166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36131476707494">
                <text:p>0.0136131476707494</text:p>
              </table:table-cell>
              <table:table-cell office:value-type="float" office:value="0.002135972">
                <text:p>0.002135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32641133436328">
                <text:p>0.0132641133436328</text:p>
              </table:table-cell>
              <table:table-cell office:value-type="float" office:value="0.002107471">
                <text:p>0.002107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9150774003242">
                <text:p>0.0129150774003242</text:p>
              </table:table-cell>
              <table:table-cell office:value-type="float" office:value="0.002080767">
                <text:p>0.0020807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5660398833526">
                <text:p>0.0125660398833526</text:p>
              </table:table-cell>
              <table:table-cell office:value-type="float" office:value="0.002055716">
                <text:p>0.002055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2170008352472">
                <text:p>0.0122170008352472</text:p>
              </table:table-cell>
              <table:table-cell office:value-type="float" office:value="0.002032191">
                <text:p>0.0020321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18679602985372">
                <text:p>0.0118679602985372</text:p>
              </table:table-cell>
              <table:table-cell office:value-type="float" office:value="0.002010078">
                <text:p>0.002010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15189183157523">
                <text:p>0.0115189183157523</text:p>
              </table:table-cell>
              <table:table-cell office:value-type="float" office:value="0.001989275">
                <text:p>0.001989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11698749294222">
                <text:p>0.0111698749294222</text:p>
              </table:table-cell>
              <table:table-cell office:value-type="float" office:value="0.001969693">
                <text:p>0.0019696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8208301820767">
                <text:p>0.0108208301820767</text:p>
              </table:table-cell>
              <table:table-cell office:value-type="float" office:value="0.00195125">
                <text:p>0.00195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4717841162458">
                <text:p>0.0104717841162458</text:p>
              </table:table-cell>
              <table:table-cell office:value-type="float" office:value="0.001933874">
                <text:p>0.001933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1227367744598">
                <text:p>0.0101227367744598</text:p>
              </table:table-cell>
              <table:table-cell office:value-type="float" office:value="0.001917497">
                <text:p>0.001917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77368819924903">
                <text:p>0.00977368819924903</text:p>
              </table:table-cell>
              <table:table-cell office:value-type="float" office:value="0.001902062">
                <text:p>0.001902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424638433144">
                <text:p>0.009424638433144</text:p>
              </table:table-cell>
              <table:table-cell office:value-type="float" office:value="0.001887513">
                <text:p>0.001887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07558751867538">
                <text:p>0.00907558751867538</text:p>
              </table:table-cell>
              <table:table-cell office:value-type="float" office:value="0.001873802">
                <text:p>0.001873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872653549837393">
                <text:p>0.00872653549837393</text:p>
              </table:table-cell>
              <table:table-cell office:value-type="float" office:value="0.001860884">
                <text:p>0.0018608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37748241477061">
                <text:p>0.00837748241477061</text:p>
              </table:table-cell>
              <table:table-cell office:value-type="float" office:value="0.00184872">
                <text:p>0.00184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02842831039647">
                <text:p>0.00802842831039647</text:p>
              </table:table-cell>
              <table:table-cell office:value-type="float" office:value="0.001837272">
                <text:p>0.0018372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67937322778269">
                <text:p>0.00767937322778269</text:p>
              </table:table-cell>
              <table:table-cell office:value-type="float" office:value="0.001826506">
                <text:p>0.001826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33031720946058">
                <text:p>0.00733031720946058</text:p>
              </table:table-cell>
              <table:table-cell office:value-type="float" office:value="0.001816393">
                <text:p>0.001816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98126029796155">
                <text:p>0.00698126029796155</text:p>
              </table:table-cell>
              <table:table-cell office:value-type="float" office:value="0.001806904">
                <text:p>0.001806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63220253581713">
                <text:p>0.00663220253581713</text:p>
              </table:table-cell>
              <table:table-cell office:value-type="float" office:value="0.001798014">
                <text:p>0.001798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628314396555895">
                <text:p>0.00628314396555895</text:p>
              </table:table-cell>
              <table:table-cell office:value-type="float" office:value="0.001789699">
                <text:p>0.001789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93408462971874">
                <text:p>0.00593408462971874</text:p>
              </table:table-cell>
              <table:table-cell office:value-type="float" office:value="0.001781938">
                <text:p>0.0017819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58502457082831">
                <text:p>0.00558502457082831</text:p>
              </table:table-cell>
              <table:table-cell office:value-type="float" office:value="0.001774711">
                <text:p>0.001774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23596383141958">
                <text:p>0.00523596383141958</text:p>
              </table:table-cell>
              <table:table-cell office:value-type="float" office:value="0.001768002">
                <text:p>0.00176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88690245402454">
                <text:p>0.00488690245402454</text:p>
              </table:table-cell>
              <table:table-cell office:value-type="float" office:value="0.001761793">
                <text:p>0.001761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53784048117526">
                <text:p>0.00453784048117526</text:p>
              </table:table-cell>
              <table:table-cell office:value-type="float" office:value="0.001756071">
                <text:p>0.001756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18877795540388">
                <text:p>0.00418877795540388</text:p>
              </table:table-cell>
              <table:table-cell office:value-type="float" office:value="0.001750821">
                <text:p>0.0017508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83971491924261">
                <text:p>0.00383971491924261</text:p>
              </table:table-cell>
              <table:table-cell office:value-type="float" office:value="0.001746033">
                <text:p>0.0017460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49065141522373">
                <text:p>0.00349065141522373</text:p>
              </table:table-cell>
              <table:table-cell office:value-type="float" office:value="0.001741695">
                <text:p>0.001741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14158748587956">
                <text:p>0.00314158748587956</text:p>
              </table:table-cell>
              <table:table-cell office:value-type="float" office:value="0.001737798">
                <text:p>0.0017377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79252317374249">
                <text:p>0.00279252317374249</text:p>
              </table:table-cell>
              <table:table-cell office:value-type="float" office:value="0.001734333">
                <text:p>0.00173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44345852134494">
                <text:p>0.00244345852134494</text:p>
              </table:table-cell>
              <table:table-cell office:value-type="float" office:value="0.001731292">
                <text:p>0.001731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9439357121937">
                <text:p>0.00209439357121937</text:p>
              </table:table-cell>
              <table:table-cell office:value-type="float" office:value="0.00172867">
                <text:p>0.001728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74532836589831">
                <text:p>0.00174532836589831</text:p>
              </table:table-cell>
              <table:table-cell office:value-type="float" office:value="0.001726461">
                <text:p>0.0017264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3962636460453">
                <text:p>0.0013962636460453</text:p>
              </table:table-cell>
              <table:table-cell office:value-type="float" office:value="0.001724659">
                <text:p>0.0017246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4719805793116">
                <text:p>0.00104719805793116</text:p>
              </table:table-cell>
              <table:table-cell office:value-type="float" office:value="0.001723262">
                <text:p>0.0017232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69813234221911">
                <text:p>0.00069813234221911</text:p>
              </table:table-cell>
              <table:table-cell office:value-type="float" office:value="0.001722266">
                <text:p>0.001722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49066541441755">
                <text:p>0.000349066541441755</text:p>
              </table:table-cell>
              <table:table-cell office:value-type="float" office:value="0.001721669">
                <text:p>0.0017216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0780222913099435">
                <text:p>0.000000000780222913099435</text:p>
              </table:table-cell>
              <table:table-cell office:value-type="float" office:value="0.00172147">
                <text:p>0.00172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tten_length.A4:atten_length.A104 atten_length.C4:atten_length.C104" svg:x="1.331cm" svg:y="0.18cm" svg:width="14.349cm" svg:height="7.659cm">
          <chartooo:coordinate-region svg:x="2.429cm" svg:y="0.38cm" svg:width="13.011cm" svg:height="6.812cm"/>
          <chart:axis chart:dimension="x" chart:name="primary-x" chart:style-name="ch3">
            <chart:title svg:x="7.006cm" svg:y="8.019cm" chart:style-name="ch4">
              <text:p>Grazing Angle (deg)</text:p>
            </chart:title>
          </chart:axis>
          <chart:axis chart:dimension="y" chart:name="primary-y" chart:style-name="ch3">
            <chart:title svg:x="0.451cm" svg:y="5.693cm" chart:style-name="ch5">
              <text:p>Atten Length (microns)</text:p>
            </chart:title>
          </chart:axis>
          <chart:series chart:style-name="ch6" chart:values-cell-range-address="atten_length.C4:atten_length.C104" chart:class="chart:scatter">
            <chart:domain table:cell-range-address="atten_length.A4:atten_length.A104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tten_length.A4:atten_length.A104</svg:desc>
                </draw:g>
              </table:table-cell>
              <table:table-cell office:value-type="float" office:value="0.03146968">
                <text:p>0.03146968</text:p>
                <draw:g>
                  <svg:desc>atten_length.C4:atten_length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">
                <text:p>1.98</text:p>
              </table:table-cell>
              <table:table-cell office:value-type="float" office:value="0.03091843">
                <text:p>0.03091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">
                <text:p>1.96</text:p>
              </table:table-cell>
              <table:table-cell office:value-type="float" office:value="0.03036295">
                <text:p>0.03036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">
                <text:p>1.94</text:p>
              </table:table-cell>
              <table:table-cell office:value-type="float" office:value="0.02980302">
                <text:p>0.02980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">
                <text:p>1.92</text:p>
              </table:table-cell>
              <table:table-cell office:value-type="float" office:value="0.02923839">
                <text:p>0.02923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0.02866879">
                <text:p>0.02866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">
                <text:p>1.88</text:p>
              </table:table-cell>
              <table:table-cell office:value-type="float" office:value="0.02809393">
                <text:p>0.02809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6">
                <text:p>1.86</text:p>
              </table:table-cell>
              <table:table-cell office:value-type="float" office:value="0.02751349">
                <text:p>0.02751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">
                <text:p>1.84</text:p>
              </table:table-cell>
              <table:table-cell office:value-type="float" office:value="0.02692714">
                <text:p>0.02692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2">
                <text:p>1.82</text:p>
              </table:table-cell>
              <table:table-cell office:value-type="float" office:value="0.0263345">
                <text:p>0.0263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">
                <text:p>1.8</text:p>
              </table:table-cell>
              <table:table-cell office:value-type="float" office:value="0.02573516">
                <text:p>0.02573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8">
                <text:p>1.78</text:p>
              </table:table-cell>
              <table:table-cell office:value-type="float" office:value="0.02512866">
                <text:p>0.02512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6">
                <text:p>1.76</text:p>
              </table:table-cell>
              <table:table-cell office:value-type="float" office:value="0.02451453">
                <text:p>0.02451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4">
                <text:p>1.74</text:p>
              </table:table-cell>
              <table:table-cell office:value-type="float" office:value="0.02389219">
                <text:p>0.02389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">
                <text:p>1.72</text:p>
              </table:table-cell>
              <table:table-cell office:value-type="float" office:value="0.02326105">
                <text:p>0.02326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">
                <text:p>1.7</text:p>
              </table:table-cell>
              <table:table-cell office:value-type="float" office:value="0.02262043">
                <text:p>0.02262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8">
                <text:p>1.68</text:p>
              </table:table-cell>
              <table:table-cell office:value-type="float" office:value="0.02196959">
                <text:p>0.02196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6">
                <text:p>1.66</text:p>
              </table:table-cell>
              <table:table-cell office:value-type="float" office:value="0.02130767">
                <text:p>0.02130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">
                <text:p>1.64</text:p>
              </table:table-cell>
              <table:table-cell office:value-type="float" office:value="0.02063375">
                <text:p>0.02063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2">
                <text:p>1.62</text:p>
              </table:table-cell>
              <table:table-cell office:value-type="float" office:value="0.01994676">
                <text:p>0.01994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0.01924551">
                <text:p>0.019245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8">
                <text:p>1.58</text:p>
              </table:table-cell>
              <table:table-cell office:value-type="float" office:value="0.01852864">
                <text:p>0.01852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6">
                <text:p>1.56</text:p>
              </table:table-cell>
              <table:table-cell office:value-type="float" office:value="0.01779465">
                <text:p>0.01779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">
                <text:p>1.54</text:p>
              </table:table-cell>
              <table:table-cell office:value-type="float" office:value="0.0170418">
                <text:p>0.0170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2">
                <text:p>1.52</text:p>
              </table:table-cell>
              <table:table-cell office:value-type="float" office:value="0.01626818">
                <text:p>0.01626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">
                <text:p>1.5</text:p>
              </table:table-cell>
              <table:table-cell office:value-type="float" office:value="0.01547166">
                <text:p>0.01547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8">
                <text:p>1.48</text:p>
              </table:table-cell>
              <table:table-cell office:value-type="float" office:value="0.01464993">
                <text:p>0.01464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">
                <text:p>1.46</text:p>
              </table:table-cell>
              <table:table-cell office:value-type="float" office:value="0.01380062">
                <text:p>0.01380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4">
                <text:p>1.44</text:p>
              </table:table-cell>
              <table:table-cell office:value-type="float" office:value="0.01292157">
                <text:p>0.01292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2">
                <text:p>1.42</text:p>
              </table:table-cell>
              <table:table-cell office:value-type="float" office:value="0.01201139">
                <text:p>0.01201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">
                <text:p>1.4</text:p>
              </table:table-cell>
              <table:table-cell office:value-type="float" office:value="0.0110707">
                <text:p>0.0110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8">
                <text:p>1.38</text:p>
              </table:table-cell>
              <table:table-cell office:value-type="float" office:value="0.01010428">
                <text:p>0.01010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6">
                <text:p>1.36</text:p>
              </table:table-cell>
              <table:table-cell office:value-type="float" office:value="0.009124906">
                <text:p>0.009124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4">
                <text:p>1.34</text:p>
              </table:table-cell>
              <table:table-cell office:value-type="float" office:value="0.008157929">
                <text:p>0.008157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2">
                <text:p>1.32</text:p>
              </table:table-cell>
              <table:table-cell office:value-type="float" office:value="0.007242442">
                <text:p>0.007242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">
                <text:p>1.3</text:p>
              </table:table-cell>
              <table:table-cell office:value-type="float" office:value="0.006421751">
                <text:p>0.006421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8">
                <text:p>1.28</text:p>
              </table:table-cell>
              <table:table-cell office:value-type="float" office:value="0.005724507">
                <text:p>0.005724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">
                <text:p>1.26</text:p>
              </table:table-cell>
              <table:table-cell office:value-type="float" office:value="0.005153906">
                <text:p>0.005153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4">
                <text:p>1.24</text:p>
              </table:table-cell>
              <table:table-cell office:value-type="float" office:value="0.004694276">
                <text:p>0.004694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2">
                <text:p>1.22</text:p>
              </table:table-cell>
              <table:table-cell office:value-type="float" office:value="0.004323729">
                <text:p>0.004323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">
                <text:p>1.2</text:p>
              </table:table-cell>
              <table:table-cell office:value-type="float" office:value="0.004022004">
                <text:p>0.004022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8">
                <text:p>1.18</text:p>
              </table:table-cell>
              <table:table-cell office:value-type="float" office:value="0.003772948">
                <text:p>0.003772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6">
                <text:p>1.16</text:p>
              </table:table-cell>
              <table:table-cell office:value-type="float" office:value="0.003564418">
                <text:p>0.003564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4">
                <text:p>1.14</text:p>
              </table:table-cell>
              <table:table-cell office:value-type="float" office:value="0.003387446">
                <text:p>0.003387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">
                <text:p>1.12</text:p>
              </table:table-cell>
              <table:table-cell office:value-type="float" office:value="0.0032354">
                <text:p>0.00323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">
                <text:p>1.1</text:p>
              </table:table-cell>
              <table:table-cell office:value-type="float" office:value="0.003103338">
                <text:p>0.003103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">
                <text:p>1.08</text:p>
              </table:table-cell>
              <table:table-cell office:value-type="float" office:value="0.002987521">
                <text:p>0.0029875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6">
                <text:p>1.06</text:p>
              </table:table-cell>
              <table:table-cell office:value-type="float" office:value="0.002885087">
                <text:p>0.002885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4">
                <text:p>1.04</text:p>
              </table:table-cell>
              <table:table-cell office:value-type="float" office:value="0.002793809">
                <text:p>0.002793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0.002711935">
                <text:p>0.002711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002638065">
                <text:p>0.0026380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">
                <text:p>0.98</text:p>
              </table:table-cell>
              <table:table-cell office:value-type="float" office:value="0.002571071">
                <text:p>0.002571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">
                <text:p>0.96</text:p>
              </table:table-cell>
              <table:table-cell office:value-type="float" office:value="0.002510033">
                <text:p>0.002510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4">
                <text:p>0.94</text:p>
              </table:table-cell>
              <table:table-cell office:value-type="float" office:value="0.00245419">
                <text:p>0.00245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">
                <text:p>0.92</text:p>
              </table:table-cell>
              <table:table-cell office:value-type="float" office:value="0.002402911">
                <text:p>0.002402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0.002355668">
                <text:p>0.002355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8">
                <text:p>0.88</text:p>
              </table:table-cell>
              <table:table-cell office:value-type="float" office:value="0.002312014">
                <text:p>0.002312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">
                <text:p>0.86</text:p>
              </table:table-cell>
              <table:table-cell office:value-type="float" office:value="0.002271567">
                <text:p>0.002271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">
                <text:p>0.84</text:p>
              </table:table-cell>
              <table:table-cell office:value-type="float" office:value="0.002234003">
                <text:p>0.002234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">
                <text:p>0.82</text:p>
              </table:table-cell>
              <table:table-cell office:value-type="float" office:value="0.002199039">
                <text:p>0.002199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">
                <text:p>0.8</text:p>
              </table:table-cell>
              <table:table-cell office:value-type="float" office:value="0.002166432">
                <text:p>0.002166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8">
                <text:p>0.78</text:p>
              </table:table-cell>
              <table:table-cell office:value-type="float" office:value="0.002135972">
                <text:p>0.002135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6">
                <text:p>0.76</text:p>
              </table:table-cell>
              <table:table-cell office:value-type="float" office:value="0.002107471">
                <text:p>0.002107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">
                <text:p>0.74</text:p>
              </table:table-cell>
              <table:table-cell office:value-type="float" office:value="0.002080767">
                <text:p>0.0020807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">
                <text:p>0.72</text:p>
              </table:table-cell>
              <table:table-cell office:value-type="float" office:value="0.002055716">
                <text:p>0.002055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">
                <text:p>0.7</text:p>
              </table:table-cell>
              <table:table-cell office:value-type="float" office:value="0.002032191">
                <text:p>0.0020321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">
                <text:p>0.68</text:p>
              </table:table-cell>
              <table:table-cell office:value-type="float" office:value="0.002010078">
                <text:p>0.002010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">
                <text:p>0.66</text:p>
              </table:table-cell>
              <table:table-cell office:value-type="float" office:value="0.001989275">
                <text:p>0.001989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4">
                <text:p>0.64</text:p>
              </table:table-cell>
              <table:table-cell office:value-type="float" office:value="0.001969693">
                <text:p>0.0019696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">
                <text:p>0.62</text:p>
              </table:table-cell>
              <table:table-cell office:value-type="float" office:value="0.00195125">
                <text:p>0.00195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">
                <text:p>0.6</text:p>
              </table:table-cell>
              <table:table-cell office:value-type="float" office:value="0.001933874">
                <text:p>0.001933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">
                <text:p>0.58</text:p>
              </table:table-cell>
              <table:table-cell office:value-type="float" office:value="0.001917497">
                <text:p>0.001917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">
                <text:p>0.56</text:p>
              </table:table-cell>
              <table:table-cell office:value-type="float" office:value="0.001902062">
                <text:p>0.001902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">
                <text:p>0.54</text:p>
              </table:table-cell>
              <table:table-cell office:value-type="float" office:value="0.001887513">
                <text:p>0.001887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">
                <text:p>0.52</text:p>
              </table:table-cell>
              <table:table-cell office:value-type="float" office:value="0.001873802">
                <text:p>0.001873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0.001860884">
                <text:p>0.0018608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">
                <text:p>0.48</text:p>
              </table:table-cell>
              <table:table-cell office:value-type="float" office:value="0.00184872">
                <text:p>0.00184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">
                <text:p>0.46</text:p>
              </table:table-cell>
              <table:table-cell office:value-type="float" office:value="0.001837272">
                <text:p>0.0018372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4">
                <text:p>0.44</text:p>
              </table:table-cell>
              <table:table-cell office:value-type="float" office:value="0.001826506">
                <text:p>0.001826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">
                <text:p>0.42</text:p>
              </table:table-cell>
              <table:table-cell office:value-type="float" office:value="0.001816393">
                <text:p>0.001816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001806904">
                <text:p>0.001806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">
                <text:p>0.38</text:p>
              </table:table-cell>
              <table:table-cell office:value-type="float" office:value="0.001798014">
                <text:p>0.001798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">
                <text:p>0.36</text:p>
              </table:table-cell>
              <table:table-cell office:value-type="float" office:value="0.001789699">
                <text:p>0.001789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">
                <text:p>0.34</text:p>
              </table:table-cell>
              <table:table-cell office:value-type="float" office:value="0.001781938">
                <text:p>0.0017819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">
                <text:p>0.32</text:p>
              </table:table-cell>
              <table:table-cell office:value-type="float" office:value="0.001774711">
                <text:p>0.001774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">
                <text:p>0.3</text:p>
              </table:table-cell>
              <table:table-cell office:value-type="float" office:value="0.001768002">
                <text:p>0.00176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8">
                <text:p>0.28</text:p>
              </table:table-cell>
              <table:table-cell office:value-type="float" office:value="0.001761793">
                <text:p>0.001761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">
                <text:p>0.26</text:p>
              </table:table-cell>
              <table:table-cell office:value-type="float" office:value="0.001756071">
                <text:p>0.001756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">
                <text:p>0.24</text:p>
              </table:table-cell>
              <table:table-cell office:value-type="float" office:value="0.001750821">
                <text:p>0.0017508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">
                <text:p>0.22</text:p>
              </table:table-cell>
              <table:table-cell office:value-type="float" office:value="0.001746033">
                <text:p>0.0017460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">
                <text:p>0.2</text:p>
              </table:table-cell>
              <table:table-cell office:value-type="float" office:value="0.001741695">
                <text:p>0.001741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">
                <text:p>0.18</text:p>
              </table:table-cell>
              <table:table-cell office:value-type="float" office:value="0.001737798">
                <text:p>0.0017377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">
                <text:p>0.16</text:p>
              </table:table-cell>
              <table:table-cell office:value-type="float" office:value="0.001734333">
                <text:p>0.00173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">
                <text:p>0.14</text:p>
              </table:table-cell>
              <table:table-cell office:value-type="float" office:value="0.001731292">
                <text:p>0.001731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">
                <text:p>0.12</text:p>
              </table:table-cell>
              <table:table-cell office:value-type="float" office:value="0.00172867">
                <text:p>0.001728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">
                <text:p>0.1</text:p>
              </table:table-cell>
              <table:table-cell office:value-type="float" office:value="0.001726461">
                <text:p>0.0017264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000004">
                <text:p>0.08000004</text:p>
              </table:table-cell>
              <table:table-cell office:value-type="float" office:value="0.001724659">
                <text:p>0.0017246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000004">
                <text:p>0.06000004</text:p>
              </table:table-cell>
              <table:table-cell office:value-type="float" office:value="0.001723262">
                <text:p>0.0017232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00004">
                <text:p>0.04000004</text:p>
              </table:table-cell>
              <table:table-cell office:value-type="float" office:value="0.001722266">
                <text:p>0.001722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000004">
                <text:p>0.02000004</text:p>
              </table:table-cell>
              <table:table-cell office:value-type="float" office:value="0.001721669">
                <text:p>0.0017216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4470348">
                <text:p>0.00000004470348</text:p>
              </table:table-cell>
              <table:table-cell office:value-type="float" office:value="0.00172147">
                <text:p>0.00172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